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Line_20_with_20_Fine_20_Dots" draw:fill="none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Line_20_with_20_Fine_20_Dots"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stroke-dash="Line_20_with_20_Fine_20_Dots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stroke-dash="Line_20_with_20_Fine_20_Dots"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fill-color="#ffffff" draw:textarea-horizontal-align="left" draw:auto-grow-width="true"/>
    </style:style>
    <style:style style:name="gr8" style:family="graphic" style:parent-style-name="standard">
      <style:graphic-properties draw:stroke="none" draw:fill="solid" draw:fill-color="#280099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solid" draw:fill-color="#ffffff" draw:opacity-name="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0000" draw:opacity-name="Transparency_20_11" draw:textarea-horizontal-align="justify" draw:textarea-vertical-align="middle" draw:auto-grow-height="false"/>
    </style:style>
    <style:style style:name="gr13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line-height="90%" fo:text-align="end">
        <style:tab-stops/>
      </style:paragraph-properties>
    </style:style>
    <style:style style:name="P5" style:family="paragraph">
      <style:paragraph-properties fo:line-height="90%" fo:text-align="end">
        <style:tab-stops/>
      </style:paragraph-properties>
      <style:text-properties fo:font-size="10pt" style:font-size-asian="10pt" style:font-size-complex="10pt"/>
    </style:style>
    <style:style style:name="P6" style:family="paragraph">
      <style:paragraph-properties fo:line-height="90%" fo:text-align="center">
        <style:tab-stops/>
      </style:paragraph-properties>
    </style:style>
    <style:style style:name="P7" style:family="paragraph">
      <style:paragraph-properties fo:line-height="90%" fo:text-align="center">
        <style:tab-stops/>
      </style:paragraph-properties>
      <style:text-properties fo:font-size="10pt" style:font-size-asian="10pt" style:font-size-complex="10pt"/>
    </style:style>
    <style:style style:name="P8" style:family="paragraph">
      <style:paragraph-properties fo:line-height="90%" fo:text-align="start">
        <style:tab-stops/>
      </style:paragraph-properties>
    </style:style>
    <style:style style:name="P9" style:family="paragraph">
      <style:paragraph-properties fo:line-height="90%" fo:text-align="start">
        <style:tab-stops/>
      </style:paragraph-properties>
      <style:text-properties fo:font-size="10pt" style:font-size-asian="10pt" style:font-size-complex="10pt"/>
    </style:style>
    <style:style style:name="P10" style:family="paragraph">
      <style:paragraph-properties fo:line-height="90%">
        <style:tab-stops/>
      </style:paragraph-properties>
    </style:style>
    <style:style style:name="P11" style:family="paragraph">
      <style:paragraph-properties fo:line-height="90%">
        <style:tab-stops/>
      </style:paragraph-properties>
      <style:text-properties fo:font-size="10pt" style:font-size-asian="10pt" style:font-size-complex="10pt"/>
    </style:style>
    <style:style style:name="P12" style:family="paragraph">
      <style:text-properties fo:font-size="8pt" style:font-size-asian="8pt" style:font-size-complex="8pt"/>
    </style:style>
    <style:style style:name="P13" style:family="paragraph">
      <style:text-properties fo:font-size="14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fo:font-size="14pt" fo:font-style="italic" style:font-size-asian="18pt" style:font-style-asian="italic" style:font-size-complex="18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8pt" style:font-weight-asian="bold" style:font-size-complex="18pt" style:font-weight-complex="bold"/>
    </style:style>
    <style:style style:name="T5" style:family="text">
      <style:text-properties fo:font-size="1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8.5cm" svg:x="6.3cm" svg:y="3cm">
          <draw:glue-point draw:id="4" svg:x="-2.19cm" svg:y="-4.513cm" draw:escape-direction="left"/>
          <draw:glue-point draw:id="5" svg:x="-4.703cm" svg:y="-1.95cm"/>
          <draw:glue-point draw:id="6" svg:x="-4.49cm" svg:y="2.22cm"/>
          <draw:glue-point draw:id="7" svg:x="-2.35cm" svg:y="4.466cm"/>
          <draw:glue-point draw:id="8" svg:x="1.976cm" svg:y="4.626cm"/>
          <draw:glue-point draw:id="9" svg:x="4.596cm" svg:y="2.06cm"/>
          <draw:glue-point draw:id="10" svg:x="4.543cm" svg:y="-2.003cm"/>
          <draw:glue-point draw:id="11" svg:x="1.976cm" svg:y="-4.566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5cm" svg:height="7.5cm" svg:x="6.8cm" svg:y="3.5cm">
          <draw:glue-point draw:id="12" svg:x="-2.19cm" svg:y="-4.513cm" draw:escape-direction="left"/>
          <draw:glue-point draw:id="13" svg:x="-4.703cm" svg:y="-1.95cm"/>
          <draw:glue-point draw:id="14" svg:x="-4.49cm" svg:y="2.22cm"/>
          <draw:glue-point draw:id="15" svg:x="-2.35cm" svg:y="4.466cm"/>
          <draw:glue-point draw:id="16" svg:x="1.976cm" svg:y="4.626cm"/>
          <draw:glue-point draw:id="17" svg:x="4.596cm" svg:y="2.06cm"/>
          <draw:glue-point draw:id="18" svg:x="4.543cm" svg:y="-2.003cm"/>
          <draw:glue-point draw:id="19" svg:x="1.976cm" svg:y="-4.566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5cm" svg:height="5.5cm" svg:x="7.8cm" svg:y="4.5cm">
          <draw:glue-point draw:id="12" svg:x="-2.19cm" svg:y="-4.513cm" draw:escape-direction="left"/>
          <draw:glue-point draw:id="13" svg:x="-4.703cm" svg:y="-1.95cm"/>
          <draw:glue-point draw:id="14" svg:x="-4.49cm" svg:y="2.22cm"/>
          <draw:glue-point draw:id="15" svg:x="-2.35cm" svg:y="4.466cm"/>
          <draw:glue-point draw:id="16" svg:x="1.976cm" svg:y="4.626cm"/>
          <draw:glue-point draw:id="17" svg:x="4.596cm" svg:y="2.06cm"/>
          <draw:glue-point draw:id="18" svg:x="4.543cm" svg:y="-2.003cm"/>
          <draw:glue-point draw:id="19" svg:x="1.976cm" svg:y="-4.566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5cm" svg:height="3.5cm" svg:x="8.8cm" svg:y="5.5cm">
          <draw:glue-point draw:id="12" svg:x="-2.19cm" svg:y="-4.513cm" draw:escape-direction="left"/>
          <draw:glue-point draw:id="13" svg:x="-4.703cm" svg:y="-1.95cm"/>
          <draw:glue-point draw:id="14" svg:x="-4.49cm" svg:y="2.22cm"/>
          <draw:glue-point draw:id="15" svg:x="-2.35cm" svg:y="4.466cm"/>
          <draw:glue-point draw:id="16" svg:x="1.976cm" svg:y="4.626cm"/>
          <draw:glue-point draw:id="17" svg:x="4.596cm" svg:y="2.06cm"/>
          <draw:glue-point draw:id="18" svg:x="4.543cm" svg:y="-2.003cm"/>
          <draw:glue-point draw:id="19" svg:x="1.976cm" svg:y="-4.566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1" draw:layer="layout" svg:width="1.85cm" svg:height="1.85cm" svg:x="9.625cm" svg:y="6.325cm">
          <draw:glue-point draw:id="12" svg:x="-2.19cm" svg:y="-4.513cm" draw:escape-direction="left"/>
          <draw:glue-point draw:id="13" svg:x="-4.703cm" svg:y="-1.95cm"/>
          <draw:glue-point draw:id="14" svg:x="-4.49cm" svg:y="2.22cm"/>
          <draw:glue-point draw:id="15" svg:x="-2.35cm" svg:y="4.466cm"/>
          <draw:glue-point draw:id="16" svg:x="1.976cm" svg:y="4.626cm"/>
          <draw:glue-point draw:id="17" svg:x="4.596cm" svg:y="2.06cm"/>
          <draw:glue-point draw:id="18" svg:x="4.543cm" svg:y="-2.003cm"/>
          <draw:glue-point draw:id="19" svg:x="1.976cm" svg:y="-4.566cm"/>
          <text:p text:style-name="P2"><text:span text:style-name="T1">ALaDI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id="id5" draw:layer="layout" svg:width="2.885cm" svg:height="0.999cm" svg:x="5.732cm" svg:y="2.929cm">
          <draw:text-box>
            <text:p text:style-name="P4"><text:span text:style-name="T2">Expressividade</text:span><text:span text:style-name="T2"><text:line-break/></text:span><text:span text:style-name="T2">de papéis</text:span></text:p>
          </draw:text-box>
        </draw:frame>
        <draw:frame draw:style-name="gr6" draw:text-style-name="P7" draw:id="id4" draw:layer="layout" svg:width="2.2cm" svg:height="0.999cm" svg:x="9.488cm" svg:y="2.029cm">
          <draw:text-box>
            <text:p text:style-name="P6"><text:span text:style-name="T2">Propensão</text:span><text:span text:style-name="T2"><text:line-break/></text:span><text:span text:style-name="T2">a erros</text:span></text:p>
          </draw:text-box>
        </draw:frame>
        <draw:frame draw:style-name="gr6" draw:text-style-name="P9" draw:id="id3" draw:layer="layout" svg:width="2.513cm" svg:height="0.645cm" svg:x="12.504cm" svg:y="3.1cm">
          <draw:text-box>
            <text:p text:style-name="P8"><text:span text:style-name="T2">Consistência</text:span></text:p>
          </draw:text-box>
        </draw:frame>
        <draw:frame draw:style-name="gr7" draw:text-style-name="P11" draw:id="id2" draw:layer="layout" svg:width="2.39cm" svg:height="0.645cm" svg:x="13.852cm" svg:y="4.196cm">
          <draw:text-box>
            <text:p text:style-name="P10"><text:span text:style-name="T2">Viscosidade</text:span></text:p>
          </draw:text-box>
        </draw:frame>
        <draw:frame draw:style-name="gr7" draw:text-style-name="P5" draw:id="id9" draw:layer="layout" svg:width="2.919cm" svg:height="0.999cm" svg:x="3.737cm" svg:y="8.556cm">
          <draw:text-box>
            <text:p text:style-name="P4"><text:span text:style-name="T2">Operações</text:span><text:span text:style-name="T2"><text:line-break/></text:span><text:span text:style-name="T2">mentais difíceis</text:span></text:p>
          </draw:text-box>
        </draw:frame>
        <draw:frame draw:style-name="gr7" draw:text-style-name="P5" draw:id="id10" draw:layer="layout" svg:width="2.263cm" svg:height="0.645cm" svg:x="5.3cm" svg:y="10.004cm">
          <draw:text-box>
            <text:p text:style-name="P4"><text:span text:style-name="T2">Visibilidade</text:span></text:p>
          </draw:text-box>
        </draw:frame>
        <draw:frame draw:style-name="gr7" draw:text-style-name="P5" draw:id="id14" draw:layer="layout" svg:width="2.221cm" svg:height="0.999cm" svg:x="6.628cm" svg:y="10.672cm">
          <draw:text-box>
            <text:p text:style-name="P4"><text:span text:style-name="T2">Notação</text:span><text:span text:style-name="T2"><text:line-break/></text:span><text:span text:style-name="T2">secundária</text:span></text:p>
          </draw:text-box>
        </draw:frame>
        <draw:frame draw:style-name="gr7" draw:text-style-name="P11" draw:id="id13" draw:layer="layout" svg:width="2.843cm" svg:height="0.645cm" svg:x="13.4cm" svg:y="10.1cm">
          <draw:text-box>
            <text:p text:style-name="P10"><text:span text:style-name="T2">Provisoriedade</text:span></text:p>
          </draw:text-box>
        </draw:frame>
        <draw:frame draw:style-name="gr7" draw:text-style-name="P5" draw:id="id7" draw:layer="layout" svg:width="2.233cm" svg:height="0.645cm" svg:x="4.224cm" svg:y="5.716cm">
          <draw:text-box>
            <text:p text:style-name="P4"><text:span text:style-name="T2">Prolixidade</text:span></text:p>
          </draw:text-box>
        </draw:frame>
        <draw:frame draw:style-name="gr7" draw:text-style-name="P5" draw:id="id6" draw:layer="layout" svg:width="2.936cm" svg:height="0.999cm" svg:x="4.172cm" svg:y="4.224cm">
          <draw:text-box>
            <text:p text:style-name="P4"><text:span text:style-name="T2">Proximidade do</text:span><text:span text:style-name="T2"><text:line-break/></text:span><text:span text:style-name="T2">mapeamento</text:span></text:p>
          </draw:text-box>
        </draw:frame>
        <draw:frame draw:style-name="gr7" draw:text-style-name="P5" draw:id="id8" draw:layer="layout" svg:width="2.322cm" svg:height="0.999cm" svg:x="3.988cm" svg:y="6.841cm">
          <draw:text-box>
            <text:p text:style-name="P4"><text:span text:style-name="T2">Avaliação</text:span><text:span text:style-name="T2"><text:line-break/></text:span><text:span text:style-name="T2">progressiva</text:span></text:p>
          </draw:text-box>
        </draw:frame>
        <draw:frame draw:style-name="gr7" draw:text-style-name="P11" draw:id="id11" draw:layer="layout" svg:width="2.746cm" svg:height="0.999cm" svg:x="14.826cm" svg:y="6.901cm">
          <draw:text-box>
            <text:p text:style-name="P10"><text:span text:style-name="T2">Dependências</text:span><text:span text:style-name="T2"><text:line-break/></text:span><text:span text:style-name="T2">ocultas</text:span></text:p>
          </draw:text-box>
        </draw:frame>
        <draw:frame draw:style-name="gr7" draw:text-style-name="P11" draw:id="id12" draw:layer="layout" svg:width="3.385cm" svg:height="0.999cm" svg:x="14.459cm" svg:y="8.444cm">
          <draw:text-box>
            <text:p text:style-name="P10"><text:span text:style-name="T2">Comprometimento</text:span><text:span text:style-name="T2"><text:line-break/></text:span><text:span text:style-name="T2">prematuro</text:span></text:p>
          </draw:text-box>
        </draw:frame>
        <draw:frame draw:style-name="gr7" draw:text-style-name="P11" draw:id="id15" draw:layer="layout" svg:width="2.085cm" svg:height="0.645cm" svg:x="14.623cm" svg:y="5.583cm">
          <draw:text-box>
            <text:p text:style-name="P10"><text:span text:style-name="T2">Abstração</text:span></text:p>
          </draw:text-box>
        </draw:frame>
        <draw:frame draw:style-name="gr6" draw:text-style-name="P12" draw:layer="layout" svg:width="1.213cm" svg:height="0.569cm" svg:x="10.033cm" svg:y="8.547cm">
          <draw:text-box>
            <text:p><text:span text:style-name="T3">Baixo</text:span></text:p>
          </draw:text-box>
        </draw:frame>
        <draw:frame draw:style-name="gr6" draw:text-style-name="P12" draw:layer="layout" svg:width="1.272cm" svg:height="0.569cm" svg:x="10.003cm" svg:y="9.548cm">
          <draw:text-box>
            <text:p><text:span text:style-name="T3">Médio</text:span></text:p>
          </draw:text-box>
        </draw:frame>
        <draw:frame draw:style-name="gr6" draw:text-style-name="P12" draw:layer="layout" svg:width="0.993cm" svg:height="0.569cm" svg:x="10.143cm" svg:y="10.549cm">
          <draw:text-box>
            <text:p><text:span text:style-name="T3">Alto</text:span></text:p>
          </draw:text-box>
        </draw:frame>
        <draw:custom-shape draw:style-name="gr8" draw:text-style-name="P2" draw:layer="layout" svg:width="0.5cm" svg:height="0.5cm" svg:x="10.3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11.784cm" svg:y="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12.156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12.058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11.628cm" svg:y="7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12.112cm" svg:y="7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12.526cm" svg:y="9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9.212cm" svg:y="9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7.712cm" svg:y="9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8.598cm" svg:y="7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6.64cm" svg:y="7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8.622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7.294cm" svg:y="4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8.594cm" svg:y="3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11.204cm" svg:y1="6.596cm" svg:x2="13.852cm" svg:y2="4.518cm" draw:start-shape="id1" draw:start-glue-point="11" draw:end-shape="id2" draw:end-glue-point="3" svg:d="m11204 6596 2648-2078">
          <text:p/>
        </draw:connector>
        <draw:connector draw:style-name="gr9" draw:text-style-name="P2" draw:layer="layout" draw:type="line" svg:x1="10.915cm" svg:y1="6.406cm" svg:x2="12.504cm" svg:y2="3.422cm" draw:start-shape="id1" draw:start-glue-point="19" draw:end-shape="id3" draw:end-glue-point="3" svg:d="m10915 6406 1589-2984">
          <text:p/>
        </draw:connector>
        <draw:connector draw:style-name="gr9" draw:text-style-name="P2" draw:layer="layout" draw:type="line" svg:x1="10.55cm" svg:y1="6.325cm" svg:x2="10.588cm" svg:y2="3.028cm" draw:start-shape="id1" draw:start-glue-point="4" draw:end-shape="id4" svg:d="m10550 6325 38-3297">
          <text:p/>
        </draw:connector>
        <draw:connector draw:style-name="gr9" draw:text-style-name="P2" draw:layer="layout" draw:type="line" svg:x1="10.145cm" svg:y1="6.416cm" svg:x2="8.617cm" svg:y2="3.428cm" draw:start-shape="id1" draw:start-glue-point="12" draw:end-shape="id5" svg:d="m10145 6416-1528-2988">
          <text:p/>
        </draw:connector>
        <draw:connector draw:style-name="gr9" draw:text-style-name="P2" draw:layer="layout" draw:type="line" svg:x1="9.896cm" svg:y1="6.596cm" svg:x2="7.108cm" svg:y2="4.723cm" draw:start-shape="id1" draw:start-glue-point="5" draw:end-shape="id6" svg:d="m9896 6596-2788-1873">
          <text:p/>
        </draw:connector>
        <draw:connector draw:style-name="gr10" draw:text-style-name="P2" draw:layer="layout" draw:type="line" svg:x1="9.68cm" svg:y1="6.89cm" svg:x2="6.457cm" svg:y2="6.038cm" draw:start-shape="id1" draw:start-glue-point="13" draw:end-shape="id7" draw:end-glue-point="1" svg:d="m9680 6890-3223-852">
          <text:p/>
        </draw:connector>
        <draw:connector draw:style-name="gr9" draw:text-style-name="P2" draw:layer="layout" draw:type="line" svg:x1="9.625cm" svg:y1="7.25cm" svg:x2="6.31cm" svg:y2="7.34cm" draw:start-shape="id1" draw:start-glue-point="6" draw:end-shape="id8" svg:d="m9625 7250-3315 90">
          <text:p/>
        </draw:connector>
        <draw:connector draw:style-name="gr10" draw:text-style-name="P2" draw:layer="layout" draw:type="line" svg:x1="9.72cm" svg:y1="7.66cm" svg:x2="6.656cm" svg:y2="9.055cm" draw:start-shape="id1" draw:start-glue-point="14" draw:end-shape="id9" svg:d="m9720 7660-3064 1395">
          <text:p/>
        </draw:connector>
        <draw:connector draw:style-name="gr9" draw:text-style-name="P2" draw:layer="layout" draw:type="line" svg:x1="9.896cm" svg:y1="7.904cm" svg:x2="7.563cm" svg:y2="10.326cm" draw:start-shape="id1" draw:start-glue-point="7" draw:end-shape="id10" svg:d="m9896 7904-2333 2422">
          <text:p/>
        </draw:connector>
        <draw:connector draw:style-name="gr9" draw:text-style-name="P2" draw:layer="layout" draw:type="line" svg:x1="11.475cm" svg:y1="7.25cm" svg:x2="14.826cm" svg:y2="7.4cm" draw:start-shape="id1" draw:start-glue-point="10" draw:end-shape="id11" svg:d="m11475 7250 3351 150">
          <text:p/>
        </draw:connector>
        <draw:connector draw:style-name="gr9" draw:text-style-name="P2" draw:layer="layout" draw:type="line" svg:x1="11.4cm" svg:y1="7.631cm" svg:x2="14.459cm" svg:y2="8.943cm" draw:start-shape="id1" draw:start-glue-point="17" draw:end-shape="id12" svg:d="m11400 7631 3059 1312">
          <text:p/>
        </draw:connector>
        <draw:connector draw:style-name="gr9" draw:text-style-name="P2" draw:layer="layout" draw:type="line" svg:x1="11.204cm" svg:y1="7.904cm" svg:x2="13.4cm" svg:y2="10.422cm" draw:start-shape="id1" draw:start-glue-point="9" draw:end-shape="id13" svg:d="m11204 7904 2196 2518">
          <text:p/>
        </draw:connector>
        <draw:connector draw:style-name="gr10" draw:text-style-name="P2" draw:layer="layout" draw:type="line" svg:x1="10.116cm" svg:y1="8.076cm" svg:x2="8.849cm" svg:y2="11.171cm" draw:start-shape="id1" draw:start-glue-point="15" draw:end-shape="id14" svg:d="m10116 8076-1267 3095">
          <text:p/>
        </draw:connector>
        <draw:connector draw:style-name="gr9" draw:text-style-name="P2" draw:layer="layout" draw:type="line" svg:x1="11.39cm" svg:y1="6.88cm" svg:x2="14.623cm" svg:y2="5.905cm" draw:start-shape="id1" draw:start-glue-point="18" draw:end-shape="id15" svg:d="m11390 6880 3233-975">
          <text:p/>
        </draw:connector>
        <draw:custom-shape draw:style-name="gr11" draw:text-style-name="P2" draw:layer="layout" svg:width="1cm" svg:height="1cm" svg:x="12.5cm" svg:y="1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1.706cm" svg:y="5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2.242cm" svg:y="5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2.442cm" svg:y="6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2.263cm" svg:y="7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1.463cm" svg:y="8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9.1cm" svg:y="8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958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837cm" svg:y="7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269cm" svg:y="6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674cm" svg:y="5.9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411cm" svg:y="4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8.732cm" svg:y="4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5cm" svg:height="8.5cm" svg:x="6.301cm" svg:y="16.7cm">
          <draw:glue-point draw:id="4" svg:x="-2.19cm" svg:y="-4.513cm" draw:escape-direction="left"/>
          <draw:glue-point draw:id="5" svg:x="-4.703cm" svg:y="-1.95cm"/>
          <draw:glue-point draw:id="6" svg:x="-4.49cm" svg:y="2.22cm"/>
          <draw:glue-point draw:id="7" svg:x="-2.35cm" svg:y="4.466cm"/>
          <draw:glue-point draw:id="8" svg:x="1.976cm" svg:y="4.626cm"/>
          <draw:glue-point draw:id="9" svg:x="4.596cm" svg:y="2.06cm"/>
          <draw:glue-point draw:id="10" svg:x="4.543cm" svg:y="-2.003cm"/>
          <draw:glue-point draw:id="11" svg:x="1.976cm" svg:y="-4.566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5cm" svg:height="7.5cm" svg:x="6.801cm" svg:y="17.2cm">
          <draw:glue-point draw:id="12" svg:x="-2.19cm" svg:y="-4.513cm" draw:escape-direction="left"/>
          <draw:glue-point draw:id="13" svg:x="-4.703cm" svg:y="-1.95cm"/>
          <draw:glue-point draw:id="14" svg:x="-4.49cm" svg:y="2.22cm"/>
          <draw:glue-point draw:id="15" svg:x="-2.35cm" svg:y="4.466cm"/>
          <draw:glue-point draw:id="16" svg:x="1.976cm" svg:y="4.626cm"/>
          <draw:glue-point draw:id="17" svg:x="4.596cm" svg:y="2.06cm"/>
          <draw:glue-point draw:id="18" svg:x="4.543cm" svg:y="-2.003cm"/>
          <draw:glue-point draw:id="19" svg:x="1.976cm" svg:y="-4.566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5cm" svg:height="5.5cm" svg:x="7.801cm" svg:y="18.2cm">
          <draw:glue-point draw:id="12" svg:x="-2.19cm" svg:y="-4.513cm" draw:escape-direction="left"/>
          <draw:glue-point draw:id="13" svg:x="-4.703cm" svg:y="-1.95cm"/>
          <draw:glue-point draw:id="14" svg:x="-4.49cm" svg:y="2.22cm"/>
          <draw:glue-point draw:id="15" svg:x="-2.35cm" svg:y="4.466cm"/>
          <draw:glue-point draw:id="16" svg:x="1.976cm" svg:y="4.626cm"/>
          <draw:glue-point draw:id="17" svg:x="4.596cm" svg:y="2.06cm"/>
          <draw:glue-point draw:id="18" svg:x="4.543cm" svg:y="-2.003cm"/>
          <draw:glue-point draw:id="19" svg:x="1.976cm" svg:y="-4.566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5cm" svg:height="3.5cm" svg:x="8.801cm" svg:y="19.2cm">
          <draw:glue-point draw:id="12" svg:x="-2.19cm" svg:y="-4.513cm" draw:escape-direction="left"/>
          <draw:glue-point draw:id="13" svg:x="-4.703cm" svg:y="-1.95cm"/>
          <draw:glue-point draw:id="14" svg:x="-4.49cm" svg:y="2.22cm"/>
          <draw:glue-point draw:id="15" svg:x="-2.35cm" svg:y="4.466cm"/>
          <draw:glue-point draw:id="16" svg:x="1.976cm" svg:y="4.626cm"/>
          <draw:glue-point draw:id="17" svg:x="4.596cm" svg:y="2.06cm"/>
          <draw:glue-point draw:id="18" svg:x="4.543cm" svg:y="-2.003cm"/>
          <draw:glue-point draw:id="19" svg:x="1.976cm" svg:y="-4.566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16" draw:layer="layout" svg:width="1.85cm" svg:height="1.85cm" svg:x="9.626cm" svg:y="20.025cm">
          <draw:glue-point draw:id="12" svg:x="-2.19cm" svg:y="-4.513cm" draw:escape-direction="left"/>
          <draw:glue-point draw:id="13" svg:x="-4.703cm" svg:y="-1.95cm"/>
          <draw:glue-point draw:id="14" svg:x="-4.49cm" svg:y="2.22cm"/>
          <draw:glue-point draw:id="15" svg:x="-2.35cm" svg:y="4.466cm"/>
          <draw:glue-point draw:id="16" svg:x="1.976cm" svg:y="4.626cm"/>
          <draw:glue-point draw:id="17" svg:x="4.596cm" svg:y="2.06cm"/>
          <draw:glue-point draw:id="18" svg:x="4.543cm" svg:y="-2.003cm"/>
          <draw:glue-point draw:id="19" svg:x="1.976cm" svg:y="-4.566cm"/>
          <text:p text:style-name="P2"><text:span text:style-name="T1">ALaDI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id="id20" draw:layer="layout" svg:width="2.885cm" svg:height="0.999cm" svg:x="5.733cm" svg:y="16.629cm">
          <draw:text-box>
            <text:p text:style-name="P4"><text:span text:style-name="T2">Expressividade</text:span><text:span text:style-name="T2"><text:line-break/></text:span><text:span text:style-name="T2">de papéis</text:span></text:p>
          </draw:text-box>
        </draw:frame>
        <draw:frame draw:style-name="gr6" draw:text-style-name="P7" draw:id="id19" draw:layer="layout" svg:width="2.2cm" svg:height="0.999cm" svg:x="9.489cm" svg:y="15.729cm">
          <draw:text-box>
            <text:p text:style-name="P6"><text:span text:style-name="T2">Propensão</text:span><text:span text:style-name="T2"><text:line-break/></text:span><text:span text:style-name="T2">a erros</text:span></text:p>
          </draw:text-box>
        </draw:frame>
        <draw:frame draw:style-name="gr6" draw:text-style-name="P9" draw:id="id18" draw:layer="layout" svg:width="2.513cm" svg:height="0.645cm" svg:x="12.505cm" svg:y="16.8cm">
          <draw:text-box>
            <text:p text:style-name="P8"><text:span text:style-name="T2">Consistência</text:span></text:p>
          </draw:text-box>
        </draw:frame>
        <draw:frame draw:style-name="gr7" draw:text-style-name="P11" draw:id="id17" draw:layer="layout" svg:width="2.39cm" svg:height="0.645cm" svg:x="13.853cm" svg:y="17.896cm">
          <draw:text-box>
            <text:p text:style-name="P10"><text:span text:style-name="T2">Viscosidade</text:span></text:p>
          </draw:text-box>
        </draw:frame>
        <draw:frame draw:style-name="gr7" draw:text-style-name="P5" draw:id="id24" draw:layer="layout" svg:width="2.919cm" svg:height="0.999cm" svg:x="3.738cm" svg:y="22.256cm">
          <draw:text-box>
            <text:p text:style-name="P4"><text:span text:style-name="T2">Operações</text:span><text:span text:style-name="T2"><text:line-break/></text:span><text:span text:style-name="T2">mentais difíceis</text:span></text:p>
          </draw:text-box>
        </draw:frame>
        <draw:frame draw:style-name="gr7" draw:text-style-name="P5" draw:id="id25" draw:layer="layout" svg:width="2.263cm" svg:height="0.645cm" svg:x="5.301cm" svg:y="23.704cm">
          <draw:text-box>
            <text:p text:style-name="P4"><text:span text:style-name="T2">Visibilidade</text:span></text:p>
          </draw:text-box>
        </draw:frame>
        <draw:frame draw:style-name="gr7" draw:text-style-name="P5" draw:id="id29" draw:layer="layout" svg:width="2.221cm" svg:height="0.999cm" svg:x="6.629cm" svg:y="24.372cm">
          <draw:text-box>
            <text:p text:style-name="P4"><text:span text:style-name="T2">Notação</text:span><text:span text:style-name="T2"><text:line-break/></text:span><text:span text:style-name="T2">secundária</text:span></text:p>
          </draw:text-box>
        </draw:frame>
        <draw:frame draw:style-name="gr7" draw:text-style-name="P11" draw:id="id28" draw:layer="layout" svg:width="2.843cm" svg:height="0.645cm" svg:x="13.401cm" svg:y="23.8cm">
          <draw:text-box>
            <text:p text:style-name="P10"><text:span text:style-name="T2">Provisoriedade</text:span></text:p>
          </draw:text-box>
        </draw:frame>
        <draw:frame draw:style-name="gr7" draw:text-style-name="P5" draw:id="id22" draw:layer="layout" svg:width="2.233cm" svg:height="0.645cm" svg:x="4.225cm" svg:y="19.416cm">
          <draw:text-box>
            <text:p text:style-name="P4"><text:span text:style-name="T2">Prolixidade</text:span></text:p>
          </draw:text-box>
        </draw:frame>
        <draw:frame draw:style-name="gr7" draw:text-style-name="P5" draw:id="id21" draw:layer="layout" svg:width="2.936cm" svg:height="0.999cm" svg:x="4.173cm" svg:y="17.924cm">
          <draw:text-box>
            <text:p text:style-name="P4"><text:span text:style-name="T2">Proximidade do</text:span><text:span text:style-name="T2"><text:line-break/></text:span><text:span text:style-name="T2">mapeamento</text:span></text:p>
          </draw:text-box>
        </draw:frame>
        <draw:frame draw:style-name="gr7" draw:text-style-name="P5" draw:id="id23" draw:layer="layout" svg:width="2.322cm" svg:height="0.999cm" svg:x="3.989cm" svg:y="20.541cm">
          <draw:text-box>
            <text:p text:style-name="P4"><text:span text:style-name="T2">Avaliação</text:span><text:span text:style-name="T2"><text:line-break/></text:span><text:span text:style-name="T2">progressiva</text:span></text:p>
          </draw:text-box>
        </draw:frame>
        <draw:frame draw:style-name="gr7" draw:text-style-name="P11" draw:id="id26" draw:layer="layout" svg:width="2.746cm" svg:height="0.999cm" svg:x="14.827cm" svg:y="20.601cm">
          <draw:text-box>
            <text:p text:style-name="P10"><text:span text:style-name="T2">Dependências</text:span><text:span text:style-name="T2"><text:line-break/></text:span><text:span text:style-name="T2">ocultas</text:span></text:p>
          </draw:text-box>
        </draw:frame>
        <draw:frame draw:style-name="gr7" draw:text-style-name="P11" draw:id="id27" draw:layer="layout" svg:width="3.385cm" svg:height="0.999cm" svg:x="14.46cm" svg:y="22.144cm">
          <draw:text-box>
            <text:p text:style-name="P10"><text:span text:style-name="T2">Comprometimento</text:span><text:span text:style-name="T2"><text:line-break/></text:span><text:span text:style-name="T2">prematuro</text:span></text:p>
          </draw:text-box>
        </draw:frame>
        <draw:frame draw:style-name="gr7" draw:text-style-name="P11" draw:id="id30" draw:layer="layout" svg:width="2.085cm" svg:height="0.645cm" svg:x="14.624cm" svg:y="19.283cm">
          <draw:text-box>
            <text:p text:style-name="P10"><text:span text:style-name="T2">Abstração</text:span></text:p>
          </draw:text-box>
        </draw:frame>
        <draw:frame draw:style-name="gr6" draw:text-style-name="P12" draw:layer="layout" svg:width="1.213cm" svg:height="0.569cm" svg:x="10.034cm" svg:y="22.247cm">
          <draw:text-box>
            <text:p><text:span text:style-name="T3">Baixo</text:span></text:p>
          </draw:text-box>
        </draw:frame>
        <draw:frame draw:style-name="gr6" draw:text-style-name="P12" draw:layer="layout" svg:width="1.272cm" svg:height="0.569cm" svg:x="10.004cm" svg:y="23.248cm">
          <draw:text-box>
            <text:p><text:span text:style-name="T3">Médio</text:span></text:p>
          </draw:text-box>
        </draw:frame>
        <draw:frame draw:style-name="gr6" draw:text-style-name="P12" draw:layer="layout" svg:width="0.993cm" svg:height="0.569cm" svg:x="10.144cm" svg:y="24.249cm">
          <draw:text-box>
            <text:p><text:span text:style-name="T3">Alto</text:span></text:p>
          </draw:text-box>
        </draw:frame>
        <draw:custom-shape draw:style-name="gr8" draw:text-style-name="P2" draw:layer="layout" svg:width="0.5cm" svg:height="0.5cm" svg:x="10.301cm" svg:y="1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11.785cm" svg:y="1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12.157cm" svg:y="1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12.059cm" svg:y="2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11.629cm" svg:y="20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12.113cm" svg:y="21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12.527cm" svg:y="23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9.213cm" svg:y="23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7.713cm" svg:y="2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8.599cm" svg:y="2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6.641cm" svg:y="2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8.623cm" svg:y="20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7.295cm" svg:y="18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cm" svg:height="0.5cm" svg:x="8.595cm" svg:y="1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11.205cm" svg:y1="20.296cm" svg:x2="13.853cm" svg:y2="18.218cm" draw:start-shape="id16" draw:start-glue-point="11" draw:end-shape="id17" draw:end-glue-point="3" svg:d="m11205 20296 2648-2078">
          <text:p/>
        </draw:connector>
        <draw:connector draw:style-name="gr10" draw:text-style-name="P2" draw:layer="layout" draw:type="line" svg:x1="10.916cm" svg:y1="20.106cm" svg:x2="12.505cm" svg:y2="17.122cm" draw:start-shape="id16" draw:start-glue-point="19" draw:end-shape="id18" draw:end-glue-point="3" svg:d="m10916 20106 1589-2984">
          <text:p/>
        </draw:connector>
        <draw:connector draw:style-name="gr13" draw:text-style-name="P2" draw:layer="layout" draw:type="line" svg:x1="10.551cm" svg:y1="20.025cm" svg:x2="10.589cm" svg:y2="16.728cm" draw:start-shape="id16" draw:start-glue-point="4" draw:end-shape="id19" svg:d="m10551 20025 38-3297">
          <text:p/>
        </draw:connector>
        <draw:connector draw:style-name="gr9" draw:text-style-name="P2" draw:layer="layout" draw:type="line" svg:x1="10.146cm" svg:y1="20.116cm" svg:x2="8.618cm" svg:y2="17.128cm" draw:start-shape="id16" draw:start-glue-point="12" draw:end-shape="id20" svg:d="m10146 20116-1528-2988">
          <text:p/>
        </draw:connector>
        <draw:connector draw:style-name="gr9" draw:text-style-name="P2" draw:layer="layout" draw:type="line" svg:x1="9.897cm" svg:y1="20.296cm" svg:x2="7.109cm" svg:y2="18.423cm" draw:start-shape="id16" draw:start-glue-point="5" draw:end-shape="id21" svg:d="m9897 20296-2788-1873">
          <text:p/>
        </draw:connector>
        <draw:connector draw:style-name="gr9" draw:text-style-name="P2" draw:layer="layout" draw:type="line" svg:x1="9.681cm" svg:y1="20.59cm" svg:x2="6.458cm" svg:y2="19.738cm" draw:start-shape="id16" draw:start-glue-point="13" draw:end-shape="id22" draw:end-glue-point="1" svg:d="m9681 20590-3223-852">
          <text:p/>
        </draw:connector>
        <draw:connector draw:style-name="gr13" draw:text-style-name="P2" draw:layer="layout" draw:type="line" svg:x1="9.626cm" svg:y1="20.95cm" svg:x2="6.311cm" svg:y2="21.04cm" draw:start-shape="id16" draw:start-glue-point="6" draw:end-shape="id23" svg:d="m9626 20950-3315 90">
          <text:p/>
        </draw:connector>
        <draw:connector draw:style-name="gr9" draw:text-style-name="P2" draw:layer="layout" draw:type="line" svg:x1="9.721cm" svg:y1="21.36cm" svg:x2="6.657cm" svg:y2="22.755cm" draw:start-shape="id16" draw:start-glue-point="14" draw:end-shape="id24" svg:d="m9721 21360-3064 1395">
          <text:p/>
        </draw:connector>
        <draw:connector draw:style-name="gr10" draw:text-style-name="P2" draw:layer="layout" draw:type="line" svg:x1="9.897cm" svg:y1="21.604cm" svg:x2="7.564cm" svg:y2="24.026cm" draw:start-shape="id16" draw:start-glue-point="7" draw:end-shape="id25" svg:d="m9897 21604-2333 2422">
          <text:p/>
        </draw:connector>
        <draw:connector draw:style-name="gr9" draw:text-style-name="P2" draw:layer="layout" draw:type="line" svg:x1="11.476cm" svg:y1="20.95cm" svg:x2="14.827cm" svg:y2="21.1cm" draw:start-shape="id16" draw:start-glue-point="10" draw:end-shape="id26" svg:d="m11476 20950 3351 150">
          <text:p/>
        </draw:connector>
        <draw:connector draw:style-name="gr13" draw:text-style-name="P2" draw:layer="layout" draw:type="line" svg:x1="11.401cm" svg:y1="21.331cm" svg:x2="14.46cm" svg:y2="22.643cm" draw:start-shape="id16" draw:start-glue-point="17" draw:end-shape="id27" svg:d="m11401 21331 3059 1312">
          <text:p/>
        </draw:connector>
        <draw:connector draw:style-name="gr13" draw:text-style-name="P2" draw:layer="layout" draw:type="line" svg:x1="11.205cm" svg:y1="21.604cm" svg:x2="13.401cm" svg:y2="24.122cm" draw:start-shape="id16" draw:start-glue-point="9" draw:end-shape="id28" svg:d="m11205 21604 2196 2518">
          <text:p/>
        </draw:connector>
        <draw:connector draw:style-name="gr9" draw:text-style-name="P2" draw:layer="layout" draw:type="line" svg:x1="10.117cm" svg:y1="21.776cm" svg:x2="8.85cm" svg:y2="24.871cm" draw:start-shape="id16" draw:start-glue-point="15" draw:end-shape="id29" svg:d="m10117 21776-1267 3095">
          <text:p/>
        </draw:connector>
        <draw:connector draw:style-name="gr9" draw:text-style-name="P2" draw:layer="layout" draw:type="line" svg:x1="11.391cm" svg:y1="20.58cm" svg:x2="14.624cm" svg:y2="19.605cm" draw:start-shape="id16" draw:start-glue-point="18" draw:end-shape="id30" svg:d="m11391 20580 3233-975">
          <text:p/>
        </draw:connector>
        <draw:custom-shape draw:style-name="gr12" draw:text-style-name="P2" draw:layer="layout" svg:width="1cm" svg:height="1cm" svg:x="10.058cm" svg:y="4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1.204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12.501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1.707cm" svg:y="18.9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2.243cm" svg:y="19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2.443cm" svg:y="20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2.264cm" svg:y="21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1.464cm" svg:y="21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9.101cm" svg:y="22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959cm" svg:y="22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838cm" svg:y="21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27cm" svg:y="20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675cm" svg:y="19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412cm" svg:y="1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8.733cm" svg:y="17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0.059cm" svg:y="18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1.205cm" svg:y="18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1.707cm" svg:y="5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2.243cm" svg:y="5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2.443cm" svg:y="6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2.264cm" svg:y="7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1.464cm" svg:y="8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9.101cm" svg:y="8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959cm" svg:y="8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838cm" svg:y="7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27cm" svg:y="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675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412cm" svg:y="4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8.733cm" svg:y="4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0.059cm" svg:y="4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1.205cm" svg:y="4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1.708cm" svg:y="18.9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2.244cm" svg:y="19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2.444cm" svg:y="20.4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2.265cm" svg:y="21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1.465cm" svg:y="2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9.102cm" svg:y="22.5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96cm" svg:y="22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839cm" svg:y="21.5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271cm" svg:y="2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676cm" svg:y="19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7.413cm" svg:y="18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8.734cm" svg:y="17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0.06cm" svg:y="18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1.206cm" svg:y="18.0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6" draw:text-style-name="P13" draw:id="id32" draw:layer="layout" svg:width="2.623cm" svg:height="0.806cm" svg:x="8.431cm" svg:y="1.5cm">
          <draw:text-box>
            <text:p><text:span text:style-name="T4">viscosity</text:span></text:p>
          </draw:text-box>
        </draw:frame>
        <draw:frame draw:style-name="gr6" draw:text-style-name="P13" draw:id="id34" draw:layer="layout" svg:width="3.444cm" svg:height="0.806cm" svg:x="8.02cm" svg:y="6.415cm">
          <draw:text-box>
            <text:p><text:span text:style-name="T4">abstractions</text:span></text:p>
          </draw:text-box>
        </draw:frame>
        <draw:frame draw:style-name="gr6" draw:text-style-name="P13" draw:id="id36" draw:layer="layout" svg:width="2.492cm" svg:height="0.806cm" svg:x="8.503cm" svg:y="10.795cm">
          <draw:text-box>
            <text:p><text:span text:style-name="T4">visibility</text:span></text:p>
          </draw:text-box>
        </draw:frame>
        <draw:frame draw:style-name="gr6" draw:text-style-name="P13" draw:id="id33" draw:layer="layout" svg:width="5.976cm" svg:height="0.806cm" svg:x="1.5cm" svg:y="3.957cm">
          <draw:text-box>
            <text:p><text:span text:style-name="T4">hard mental operations</text:span></text:p>
          </draw:text-box>
        </draw:frame>
        <draw:frame draw:style-name="gr6" draw:text-style-name="P13" draw:id="id35" draw:layer="layout" svg:width="5.552cm" svg:height="0.806cm" svg:x="12.265cm" svg:y="8.605cm">
          <draw:text-box>
            <text:p><text:span text:style-name="T4">hidden dependencies</text:span></text:p>
          </draw:text-box>
        </draw:frame>
        <draw:frame draw:style-name="gr6" draw:text-style-name="P13" draw:id="id31" draw:layer="layout" svg:width="5.061cm" svg:height="0.806cm" svg:x="12.452cm" svg:y="3.957cm">
          <draw:text-box>
            <text:p><text:span text:style-name="T4">secondary notation</text:span></text:p>
          </draw:text-box>
        </draw:frame>
        <draw:connector draw:style-name="gr14" draw:text-style-name="P14" draw:layer="layout" draw:type="lines" svg:x1="14.976cm" svg:y1="3.957cm" svg:x2="11.045cm" svg:y2="1.901cm" draw:start-shape="id31" draw:start-glue-point="0" draw:end-shape="id32" draw:end-glue-point="1" svg:d="m14976 3957v-501l-3430-1555h-501">
          <text:p text:style-name="P2"><text:span text:style-name="T5">can increase</text:span><text:span text:style-name="T5"><text:line-break/></text:span><text:span text:style-name="T5"/></text:p>
        </draw:connector>
        <draw:connector draw:style-name="gr14" draw:text-style-name="P14" draw:layer="layout" draw:type="lines" svg:x1="8.431cm" svg:y1="1.901cm" svg:x2="4.473cm" svg:y2="3.957cm" draw:start-shape="id32" draw:start-glue-point="3" draw:end-shape="id33" draw:end-glue-point="0" svg:d="m8431 1901h-501l-3457 1555v501">
          <text:p text:style-name="P2"><text:span text:style-name="T5">increases cost</text:span></text:p>
        </draw:connector>
        <draw:connector draw:style-name="gr14" draw:text-style-name="P14" draw:layer="layout" draw:type="lines" svg:x1="8.02cm" svg:y1="6.816cm" svg:x2="4.473cm" svg:y2="4.759cm" draw:start-shape="id34" draw:start-glue-point="3" draw:end-shape="id33" draw:end-glue-point="2" svg:d="m8020 6816h-501l-3046-1556v-501">
          <text:p text:style-name="P2"><text:span text:style-name="T5">can increase</text:span></text:p>
        </draw:connector>
        <draw:connector draw:style-name="gr14" draw:text-style-name="P14" draw:layer="layout" draw:type="lines" svg:x1="11.456cm" svg:y1="6.816cm" svg:x2="15.035cm" svg:y2="8.605cm" draw:start-shape="id34" draw:start-glue-point="1" draw:end-shape="id35" draw:end-glue-point="0" svg:d="m11456 6816h501l3078 1288v501">
          <text:p text:style-name="P2"><text:span text:style-name="T5">can increase</text:span></text:p>
        </draw:connector>
        <draw:connector draw:style-name="gr14" draw:text-style-name="P14" draw:layer="layout" draw:type="lines" svg:x1="10.974cm" svg:y1="11.196cm" svg:x2="15.035cm" svg:y2="9.407cm" draw:start-shape="id36" draw:end-shape="id35" draw:end-glue-point="2" svg:d="m10974 11196h501l3560-1288v-501">
          <text:p text:style-name="P2"><text:span text:style-name="T5">complex relationship</text:span></text:p>
        </draw:connector>
        <draw:connector draw:style-name="gr14" draw:text-style-name="P14" draw:layer="layout" draw:type="lines" svg:x1="9.738cm" svg:y1="6.415cm" svg:x2="9.738cm" svg:y2="2.302cm" draw:start-shape="id34" draw:start-glue-point="0" draw:end-shape="id32" draw:end-glue-point="2" svg:d="m9738 6415v-501-3111-501">
          <text:p text:style-name="P2"><text:span text:style-name="T5">can reduce</text:span></text:p>
        </draw:connector>
        <draw:connector draw:style-name="gr14" draw:text-style-name="P14" draw:layer="layout" draw:type="lines" svg:x1="9.738cm" svg:y1="7.217cm" svg:x2="9.738cm" svg:y2="10.795cm" draw:start-shape="id34" draw:start-glue-point="2" draw:end-shape="id36" draw:end-glue-point="0" svg:d="m9738 7217v501 2576 501">
          <text:p text:style-name="P2"><text:span text:style-name="T5">can increas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opacity draw:name="Transparency_20_11" draw:display-name="Transparency 11" draw:style="radial" draw:cx="50%" draw:cy="50%" draw:start="0%" draw:end="75%" draw:border="25%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lon Costa Neto</meta:initial-creator>
    <meta:creation-date>2013-03-25T20:24:36</meta:creation-date>
    <dc:date>2013-04-04T17:09:20</dc:date>
    <dc:creator>Macilon Costa Neto</dc:creator>
    <meta:editing-duration>PT06H59M37S</meta:editing-duration>
    <meta:editing-cycles>35</meta:editing-cycles>
    <meta:generator>BrOffice.org/3.2$Unix OpenOffice.org_project/320m12$Build-9483</meta:generator>
    <meta:printed-by>Macilon Costa Neto</meta:printed-by>
    <meta:print-date>2013-04-03T11:42:18</meta:print-date>
    <meta:document-statistic meta:object-count="171"/>
  </office:meta>
</office:document-meta>
</file>